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C7887D0879B7A76F.png" manifest:media-type="image/png"/>
  <manifest:file-entry manifest:full-path="Pictures/1000000100000203000002042BDFB03FD2AF07F9.png" manifest:media-type="image/png"/>
  <manifest:file-entry manifest:full-path="Pictures/10000001000002E70000018205FB139C365BE7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1908" officeooo:paragraph-rsid="00011908"/>
    </style:style>
    <style:style style:name="T1" style:family="text">
      <style:text-properties officeooo:rsid="0001190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4"/><text:span text:style-name="T1">ASSIGNMENT <text:s text:c="2"/>4</text:span></text:p>
      <text:p text:style-name="P1">q 1 ANS</text:p>
      <text:p text:style-name="P1"><draw:frame draw:style-name="fr1" draw:name="Image1" text:anchor-type="char" svg:width="17cm" svg:height="8.832cm" draw:z-index="0"><draw:image xlink:href="Pictures/10000001000002E70000018205FB139C365BE721.png" xlink:type="simple" xlink:show="embed" xlink:actuate="onLoad" draw:mime-type="image/png"/></draw:frame>A</text:p>
      <text:p text:style-name="P1"/>
      <text:p text:style-name="P1">q2 ANS</text:p>
      <text:p text:style-name="P1"><draw:frame draw:style-name="fr2" draw:name="Image2" text:anchor-type="char" svg:width="13.626cm" svg:height="13.653cm" draw:z-index="1"><draw:image xlink:href="Pictures/1000000100000203000002042BDFB03FD2AF07F9.png" xlink:type="simple" xlink:show="embed" xlink:actuate="onLoad" draw:mime-type="image/png"/></draw:frame></text:p>
      <text:p text:style-name="P1"><text:soft-page-break/>q3 AND q4 ANSWER <text:s/></text:p>
      <text:p text:style-name="P1"/>
      <text:p text:style-name="P1">ANS </text:p>
      <text:p text:style-name="P1"><draw:frame draw:style-name="fr1" draw:name="Image3" text:anchor-type="char" svg:width="17cm" svg:height="9.562cm" draw:z-index="2"><draw:image xlink:href="Pictures/100000010000078000000438C7887D0879B7A76F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18:56.628648715</meta:creation-date>
    <dc:date>2023-09-13T21:30:03.562354378</dc:date>
    <meta:editing-duration>PT11M7S</meta:editing-duration>
    <meta:editing-cycles>1</meta:editing-cycles>
    <meta:document-statistic meta:table-count="0" meta:image-count="3" meta:object-count="0" meta:page-count="2" meta:paragraph-count="6" meta:word-count="13" meta:character-count="104" meta:non-whitespace-character-count="38"/>
    <meta:generator>LibreOffice/7.3.5.2$Linux_X86_64 LibreOffice_project/30$Build-2</meta:generator>
  </office:meta>
</office:document-meta>
</file>